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WO PASS ASSEMBLER</text:p>
      <text:p text:style-name="P1">NEENU SHAJI <text:s text:c="22"/></text:p>
      <text:p text:style-name="P1">S7 CSE B <text:s text:c="22"/></text:p>
      <text:p text:style-name="P1">24 <text:s text:c="22"/></text:p>
      <text:p text:style-name="Preformatted_20_Text"/>
      <text:p text:style-name="Preformatted_20_Text">PASS ONE</text:p>
      <text:p text:style-name="Preformatted_20_Text">*********</text:p>
      <text:p text:style-name="Preformatted_20_Text"/>
      <text:p text:style-name="Preformatted_20_Text">#include&lt;stdio.h&gt;</text:p>
      <text:p text:style-name="Preformatted_20_Text">#include&lt;string.h&gt;</text:p>
      <text:p text:style-name="Preformatted_20_Text"/>
      <text:p text:style-name="Preformatted_20_Text">void main()</text:p>
      <text:p text:style-name="Preformatted_20_Text">{</text:p>
      <text:p text:style-name="Preformatted_20_Text"><text:tab/>int locctr=0,f=0,start=0;</text:p>
      <text:p text:style-name="Preformatted_20_Text"><text:tab/>char c,label[10],opcode[10],operand[10],symname[10];</text:p>
      <text:p text:style-name="Preformatted_20_Text"><text:tab/>FILE *f1,*f2,*f3,*f4;</text:p>
      <text:p text:style-name="Preformatted_20_Text"><text:tab/>f1=fopen("input.txt","r");</text:p>
      <text:p text:style-name="Preformatted_20_Text"><text:tab/>f2=fopen("intermediate.txt","w");</text:p>
      <text:p text:style-name="Preformatted_20_Text"><text:tab/>f3=fopen("symbol.txt","r+");</text:p>
      <text:p text:style-name="Preformatted_20_Text"><text:tab/>f4=fopen("size.txt","w");</text:p>
      <text:p text:style-name="Preformatted_20_Text"><text:tab/>while((c=fgetc(f1))!=EOF)</text:p>
      <text:p text:style-name="Preformatted_20_Text"><text:tab/>{</text:p>
      <text:p text:style-name="Preformatted_20_Text"><text:tab/><text:tab/>fscanf(f1," %s\t %s\t %s",label,opcode,operand);</text:p>
      <text:p text:style-name="Preformatted_20_Text"><text:tab/><text:tab/>if(!strcmp(opcode,"START"))</text:p>
      <text:p text:style-name="Preformatted_20_Text"><text:tab/><text:tab/>{</text:p>
      <text:p text:style-name="Preformatted_20_Text"><text:tab/><text:tab/><text:tab/>start=atoi(operand);</text:p>
      <text:p text:style-name="Preformatted_20_Text"><text:tab/><text:tab/><text:tab/>locctr=atoi(operand);</text:p>
      <text:p text:style-name="Preformatted_20_Text"><text:tab/><text:tab/><text:tab/>fprintf(f2," %d\t%s\t%s\t%s\n",locctr,label,opcode,operand);</text:p>
      <text:p text:style-name="Preformatted_20_Text"><text:tab/><text:tab/>}</text:p>
      <text:p text:style-name="Preformatted_20_Text"><text:tab/><text:tab/>else</text:p>
      <text:p text:style-name="Preformatted_20_Text"><text:tab/><text:tab/><text:tab/>locctr=0;</text:p>
      <text:p text:style-name="Preformatted_20_Text"><text:tab/><text:tab/>while(strcmp(opcode,"END"))</text:p>
      <text:p text:style-name="Preformatted_20_Text"><text:tab/><text:tab/>{</text:p>
      <text:p text:style-name="Preformatted_20_Text"><text:tab/><text:tab/><text:tab/>fscanf(f1,"%s\t%s\t%s",label,opcode,operand);</text:p>
      <text:p text:style-name="Preformatted_20_Text"><text:tab/><text:tab/><text:tab/>fprintf(f2," %d\t%s\t%s\t%s\n",locctr,label,opcode,operand);</text:p>
      <text:p text:style-name="Preformatted_20_Text"><text:tab/><text:tab/><text:tab/>if(label[0]!='#')</text:p>
      <text:p text:style-name="Preformatted_20_Text"><text:tab/><text:tab/><text:tab/>{</text:p>
      <text:p text:style-name="Preformatted_20_Text"><text:tab/><text:tab/><text:tab/><text:tab/>if(strcmp(label,"-"))</text:p>
      <text:p text:style-name="Preformatted_20_Text"><text:tab/><text:tab/><text:tab/><text:tab/>{</text:p>
      <text:p text:style-name="Preformatted_20_Text"><text:tab/><text:tab/><text:tab/><text:tab/><text:tab/>rewind(f3);</text:p>
      <text:p text:style-name="Preformatted_20_Text"><text:tab/><text:tab/><text:tab/><text:tab/><text:tab/>while(!feof(f3))</text:p>
      <text:p text:style-name="Preformatted_20_Text"><text:tab/><text:tab/><text:tab/><text:tab/><text:tab/>{</text:p>
      <text:p text:style-name="Preformatted_20_Text"><text:tab/><text:tab/><text:tab/><text:tab/><text:tab/><text:tab/>fscanf(f3,"%s",symname);</text:p>
      <text:p text:style-name="Preformatted_20_Text"><text:tab/><text:tab/><text:tab/><text:tab/><text:tab/><text:tab/>if(!strcmp(symname,label))</text:p>
      <text:p text:style-name="Preformatted_20_Text"><text:tab/><text:tab/><text:tab/><text:tab/><text:tab/><text:tab/>{</text:p>
      <text:p text:style-name="Preformatted_20_Text"><text:tab/><text:tab/><text:tab/><text:tab/><text:tab/><text:tab/><text:tab/>f=1;</text:p>
      <text:p text:style-name="Preformatted_20_Text"><text:tab/><text:tab/><text:tab/><text:tab/><text:tab/><text:tab/><text:tab/>printf("\nDuplicate label\n");</text:p>
      <text:p text:style-name="Preformatted_20_Text"><text:tab/><text:tab/><text:tab/><text:tab/><text:tab/><text:tab/><text:tab/>break;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<text:tab/>if(f==0)</text:p>
      <text:p text:style-name="Preformatted_20_Text"><text:tab/><text:tab/><text:tab/><text:tab/><text:tab/><text:tab/>fprintf(f3,"%s\t%d\n",label,locctr);</text:p>
      <text:p text:style-name="Preformatted_20_Text"><text:tab/><text:tab/><text:tab/><text:tab/>}</text:p>
      <text:p text:style-name="Preformatted_20_Text"><text:tab/><text:tab/><text:tab/><text:tab/>if(!strcmp(opcode,"WORD"))</text:p>
      <text:p text:style-name="Preformatted_20_Text"><text:tab/><text:tab/><text:tab/><text:tab/><text:tab/>locctr+=3;</text:p>
      <text:p text:style-name="Preformatted_20_Text"><text:tab/><text:tab/><text:tab/><text:tab/>else if(!strcmp(opcode,"RESW"))</text:p>
      <text:p text:style-name="Preformatted_20_Text"><text:soft-page-break/><text:tab/><text:tab/><text:tab/><text:tab/><text:tab/>locctr=locctr+(3*atoi(operand));</text:p>
      <text:p text:style-name="Preformatted_20_Text"><text:tab/><text:tab/><text:tab/><text:tab/>else if(!strcmp(opcode,"RESB"))</text:p>
      <text:p text:style-name="Preformatted_20_Text"><text:tab/><text:tab/><text:tab/><text:tab/><text:tab/>locctr=locctr+atoi(operand);</text:p>
      <text:p text:style-name="Preformatted_20_Text"><text:tab/><text:tab/><text:tab/><text:tab/>else if(!strcmp(opcode,"BYTE"))</text:p>
      <text:p text:style-name="Preformatted_20_Text"><text:tab/><text:tab/><text:tab/><text:tab/><text:tab/>locctr=locctr+strlen(operand)-3;</text:p>
      <text:p text:style-name="Preformatted_20_Text"><text:tab/><text:tab/><text:tab/><text:tab/>else</text:p>
      <text:p text:style-name="Preformatted_20_Text"><text:tab/><text:tab/><text:tab/><text:tab/><text:tab/>locctr+=3;</text:p>
      <text:p text:style-name="Preformatted_20_Text"><text:tab/><text:tab/><text:tab/>}</text:p>
      <text:p text:style-name="Preformatted_20_Text"><text:tab/><text:tab/>}</text:p>
      <text:p text:style-name="Preformatted_20_Text"><text:tab/><text:tab/>printf("\nThe length of the program : %d\n",locctr-start-3);</text:p>
      <text:p text:style-name="Preformatted_20_Text"><text:tab/><text:tab/>fprintf(f4,"%d",locctr-start-3);</text:p>
      <text:p text:style-name="Preformatted_20_Text"><text:tab/><text:tab/>break;</text:p>
      <text:p text:style-name="Preformatted_20_Text"><text:tab/>}</text:p>
      <text:p text:style-name="Preformatted_20_Text"><text:tab/>fclose(f1);</text:p>
      <text:p text:style-name="Preformatted_20_Text"><text:tab/>fclose(f2);</text:p>
      <text:p text:style-name="Preformatted_20_Text"><text:tab/>fclose(f3);</text:p>
      <text:p text:style-name="Preformatted_20_Text"><text:tab/>fclose(f4)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PASS TWO</text:p>
      <text:p text:style-name="Preformatted_20_Text">**********</text:p>
      <text:p text:style-name="Preformatted_20_Text">#include&lt;stdio.h&gt;</text:p>
      <text:p text:style-name="Preformatted_20_Text">#include&lt;string.h&gt;</text:p>
      <text:p text:style-name="Preformatted_20_Text"></text:p>
      <text:p text:style-name="Preformatted_20_Text">void main()</text:p>
      <text:p text:style-name="Preformatted_20_Text">{</text:p>
      <text:p text:style-name="Preformatted_20_Text"><text:tab/>int locctr=0,fo=0,fs=0,start=0,size,oploc,symval;</text:p>
      <text:p text:style-name="Preformatted_20_Text"><text:tab/>char c,label[10],opcode[10],operand[10],symname[10],opname[10];</text:p>
      <text:p text:style-name="Preformatted_20_Text"><text:tab/>FILE *f1,*f2,*f3,*f4,*f5;</text:p>
      <text:p text:style-name="Preformatted_20_Text"><text:tab/>f1=fopen("code.txt","w+");</text:p>
      <text:p text:style-name="Preformatted_20_Text"><text:tab/>f2=fopen("intermediate.txt","r");</text:p>
      <text:p text:style-name="Preformatted_20_Text"><text:tab/>f3=fopen("symbol.txt","r+");</text:p>
      <text:p text:style-name="Preformatted_20_Text"><text:tab/>f4=fopen("size.txt","r+");</text:p>
      <text:p text:style-name="Preformatted_20_Text"><text:tab/>f5=fopen("optab.txt","r+");</text:p>
      <text:p text:style-name="Preformatted_20_Text"><text:tab/>while(!feof(f2))</text:p>
      <text:p text:style-name="Preformatted_20_Text"><text:tab/>{</text:p>
      <text:p text:style-name="Preformatted_20_Text"><text:tab/><text:tab/>fscanf(f2," %d\t%s\t%s\t%s\n",&amp;locctr,label,opcode,operand);</text:p>
      <text:p text:style-name="Preformatted_20_Text"><text:tab/><text:tab/>fscanf(f4,"%d",&amp;size);</text:p>
      <text:p text:style-name="Preformatted_20_Text"><text:tab/><text:tab/>if(!strcmp(opcode,"START"))</text:p>
      <text:p text:style-name="Preformatted_20_Text"><text:tab/><text:tab/>{</text:p>
      <text:p text:style-name="Preformatted_20_Text"><text:tab/><text:tab/><text:tab/>start=atoi(operand);</text:p>
      <text:p text:style-name="Preformatted_20_Text"><text:tab/><text:tab/><text:tab/>fscanf(f2," %d\t%s\t%s\t%s\n",&amp;locctr,label,opcode,operand);</text:p>
      <text:p text:style-name="Preformatted_20_Text"><text:tab/><text:tab/>}</text:p>
      <text:p text:style-name="Preformatted_20_Text"><text:tab/><text:tab/>fprintf(f1,"H^%d^%d^\n",start,size);</text:p>
      <text:p text:style-name="Preformatted_20_Text"><text:tab/><text:tab/>fprintf(f1,"T^%d^%d^",start,size);</text:p>
      <text:p text:style-name="Preformatted_20_Text"><text:tab/><text:tab/>while(strcmp(opcode,"END"))</text:p>
      <text:p text:style-name="Preformatted_20_Text"><text:tab/><text:tab/>{</text:p>
      <text:p text:style-name="Preformatted_20_Text"><text:tab/><text:tab/><text:tab/></text:p>
      <text:p text:style-name="Preformatted_20_Text"><text:tab/><text:tab/><text:tab/>if(label[0]!='#')</text:p>
      <text:p text:style-name="Preformatted_20_Text"><text:tab/><text:tab/><text:tab/>{</text:p>
      <text:p text:style-name="Preformatted_20_Text"><text:tab/><text:tab/><text:tab/><text:tab/>rewind(f5);</text:p>
      <text:p text:style-name="Preformatted_20_Text"><text:tab/><text:tab/><text:tab/><text:tab/>while(!feof(f5))</text:p>
      <text:p text:style-name="Preformatted_20_Text"><text:tab/><text:tab/><text:tab/><text:tab/>{</text:p>
      <text:p text:style-name="Preformatted_20_Text"><text:tab/><text:tab/><text:tab/><text:tab/><text:tab/>fscanf(f5,"%s\t%d",opname,&amp;oploc);</text:p>
      <text:p text:style-name="Preformatted_20_Text"><text:tab/><text:tab/><text:tab/><text:tab/><text:tab/></text:p>
      <text:p text:style-name="Preformatted_20_Text"><text:tab/><text:tab/><text:tab/><text:tab/><text:tab/>if(!strcmp(opname,opcode))</text:p>
      <text:p text:style-name="Preformatted_20_Text"><text:tab/><text:tab/><text:tab/><text:tab/><text:tab/>{</text:p>
      <text:p text:style-name="Preformatted_20_Text"><text:tab/><text:tab/><text:tab/><text:tab/><text:tab/><text:tab/>fo=1;</text:p>
      <text:p text:style-name="Preformatted_20_Text"><text:tab/><text:tab/><text:tab/><text:tab/><text:tab/><text:tab/>break;</text:p>
      <text:p text:style-name="Preformatted_20_Text"><text:tab/><text:tab/><text:tab/><text:tab/><text:tab/>}</text:p>
      <text:p text:style-name="Preformatted_20_Text"><text:tab/><text:tab/><text:tab/><text:tab/>}</text:p>
      <text:p text:style-name="Preformatted_20_Text"><text:tab/><text:tab/><text:tab/><text:tab/>if(fo==1)</text:p>
      <text:p text:style-name="Preformatted_20_Text"><text:tab/><text:tab/><text:tab/><text:tab/>{</text:p>
      <text:p text:style-name="Preformatted_20_Text"><text:tab/><text:tab/><text:tab/><text:tab/><text:tab/>fprintf(f1,"%d",oploc);</text:p>
      <text:p text:style-name="Preformatted_20_Text"><text:tab/><text:tab/><text:tab/><text:tab/><text:tab/>fo=0;</text:p>
      <text:p text:style-name="Preformatted_20_Text"><text:tab/><text:tab/><text:tab/><text:tab/><text:tab/>rewind(f3);</text:p>
      <text:p text:style-name="Preformatted_20_Text"><text:tab/><text:tab/><text:tab/><text:tab/><text:tab/>while(!feof(f3))</text:p>
      <text:p text:style-name="Preformatted_20_Text"><text:tab/><text:tab/><text:tab/><text:tab/><text:tab/>{</text:p>
      <text:p text:style-name="Preformatted_20_Text"><text:tab/><text:tab/><text:tab/><text:tab/><text:tab/><text:tab/>fscanf(f3,"%s\t%d",symname,&amp;symval);</text:p>
      <text:p text:style-name="Preformatted_20_Text"><text:tab/><text:tab/><text:tab/><text:tab/><text:tab/><text:tab/>if(!strcmp(symname,operand))</text:p>
      <text:p text:style-name="Preformatted_20_Text"><text:tab/><text:tab/><text:tab/><text:tab/><text:tab/><text:tab/>{</text:p>
      <text:p text:style-name="Preformatted_20_Text"><text:tab/><text:tab/><text:tab/><text:tab/><text:tab/><text:tab/><text:tab/>fs=1;</text:p>
      <text:p text:style-name="Preformatted_20_Text"><text:tab/><text:tab/><text:tab/><text:tab/><text:tab/><text:tab/><text:tab/>break;</text:p>
      <text:p text:style-name="Preformatted_20_Text"><text:tab/><text:tab/><text:tab/><text:tab/><text:tab/><text:tab/>}</text:p>
      <text:p text:style-name="Preformatted_20_Text"><text:tab/><text:tab/><text:tab/><text:tab/><text:tab/>}</text:p>
      <text:p text:style-name="Preformatted_20_Text"><text:tab/><text:tab/><text:tab/><text:tab/><text:tab/>if(fs==1)</text:p>
      <text:p text:style-name="Preformatted_20_Text"><text:tab/><text:tab/><text:tab/><text:tab/><text:tab/>{</text:p>
      <text:p text:style-name="Preformatted_20_Text"><text:soft-page-break/><text:tab/><text:tab/><text:tab/><text:tab/><text:tab/><text:tab/>fs=0;</text:p>
      <text:p text:style-name="Preformatted_20_Text"><text:tab/><text:tab/><text:tab/><text:tab/><text:tab/><text:tab/>fprintf(f1,"%d",symval);</text:p>
      <text:p text:style-name="Preformatted_20_Text"><text:tab/><text:tab/><text:tab/><text:tab/><text:tab/>}<text:tab/><text:tab/><text:tab/><text:tab/><text:tab/></text:p>
      <text:p text:style-name="Preformatted_20_Text"><text:tab/><text:tab/><text:tab/><text:tab/>}</text:p>
      <text:p text:style-name="Preformatted_20_Text"><text:tab/><text:tab/><text:tab/><text:tab/>if(!strcmp(opcode,"BYTE") || !strcmp(opcode,"WORD"))</text:p>
      <text:p text:style-name="Preformatted_20_Text"><text:tab/><text:tab/><text:tab/><text:tab/>{</text:p>
      <text:p text:style-name="Preformatted_20_Text"><text:tab/><text:tab/><text:tab/><text:tab/><text:tab/>if(!strcmp(opcode,"BYTE"))</text:p>
      <text:p text:style-name="Preformatted_20_Text"><text:tab/><text:tab/><text:tab/><text:tab/><text:tab/><text:tab/>fprintf(f1,"0000%d",operand[2]);</text:p>
      <text:p text:style-name="Preformatted_20_Text"><text:tab/><text:tab/><text:tab/><text:tab/><text:tab/>else</text:p>
      <text:p text:style-name="Preformatted_20_Text"><text:tab/><text:tab/><text:tab/><text:tab/><text:tab/><text:tab/>fprintf(f1,"00000%d",atoi(operand));</text:p>
      <text:p text:style-name="Preformatted_20_Text"><text:tab/><text:tab/><text:tab/><text:tab/>}</text:p>
      <text:p text:style-name="Preformatted_20_Text"><text:tab/><text:tab/><text:tab/>}</text:p>
      <text:p text:style-name="Preformatted_20_Text"><text:tab/><text:tab/><text:tab/>if(strcmp(opcode,"RESB") || strcmp(opcode,"RESW"))</text:p>
      <text:p text:style-name="Preformatted_20_Text"><text:tab/><text:tab/><text:tab/>fprintf(f1,"^");</text:p>
      <text:p text:style-name="Preformatted_20_Text"><text:tab/><text:tab/><text:tab/>fscanf(f2," %d\t%s\t%s\t%s\n",&amp;locctr,label,opcode,operand);</text:p>
      <text:p text:style-name="Preformatted_20_Text"><text:tab/><text:tab/>}</text:p>
      <text:p text:style-name="Preformatted_20_Text"><text:tab/>}<text:tab/><text:tab/></text:p>
      <text:p text:style-name="Preformatted_20_Text"><text:tab/>fprintf(f1,"\nE^%d^\n",start);</text:p>
      <text:p text:style-name="Preformatted_20_Text"><text:tab/>fclose(f1);</text:p>
      <text:p text:style-name="Preformatted_20_Text"><text:tab/>fclose(f2);</text:p>
      <text:p text:style-name="Preformatted_20_Text"><text:tab/>fclose(f3);</text:p>
      <text:p text:style-name="Preformatted_20_Text"><text:tab/>fclose(f4);</text:p>
      <text:p text:style-name="Preformatted_20_Text"><text:tab/>fclose(f5);</text:p>
      <text:p text:style-name="Preformatted_20_Text">}</text:p>
      <text:p text:style-name="Preformatted_20_Text"><text:tab/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INPUT.TXT</text:p>
      <text:p text:style-name="Preformatted_20_Text">**********</text:p>
      <text:p text:style-name="Preformatted_20_Text">COPY START 1000</text:p>
      <text:p text:style-name="Preformatted_20_Text">- LDA FIVE</text:p>
      <text:p text:style-name="Preformatted_20_Text">- STA NUM1</text:p>
      <text:p text:style-name="Preformatted_20_Text">- LDCH NUM2</text:p>
      <text:p text:style-name="Preformatted_20_Text">- STCH C1</text:p>
      <text:p text:style-name="Preformatted_20_Text">NUM1 RESW 1</text:p>
      <text:p text:style-name="Preformatted_20_Text">FIVE WORD 5</text:p>
      <text:p text:style-name="Preformatted_20_Text">NUM2 BYTE C'Z'</text:p>
      <text:p text:style-name="Preformatted_20_Text">C1 RESB<text:tab/>1</text:p>
      <text:p text:style-name="Preformatted_20_Text">- END -</text:p>
      <text:p text:style-name="Preformatted_20_Text"/>
      <text:p text:style-name="Preformatted_20_Text"/>
      <text:p text:style-name="Preformatted_20_Text">SYMBOL.TXT</text:p>
      <text:p text:style-name="Preformatted_20_Text">************</text:p>
      <text:p text:style-name="Preformatted_20_Text">NUM1<text:tab/>1012</text:p>
      <text:p text:style-name="Preformatted_20_Text">FIVE<text:tab/>1015</text:p>
      <text:p text:style-name="Preformatted_20_Text">NUM2<text:tab/>1018</text:p>
      <text:p text:style-name="Preformatted_20_Text">C1<text:tab/>1019</text:p>
      <text:p text:style-name="Preformatted_20_Text"/>
      <text:p text:style-name="Preformatted_20_Text"/>
      <text:p text:style-name="Preformatted_20_Text">OPTAB.TXT</text:p>
      <text:p text:style-name="Preformatted_20_Text">**********</text:p>
      <text:p text:style-name="Preformatted_20_Text">LDA<text:tab/>15<text:tab/></text:p>
      <text:p text:style-name="Preformatted_20_Text">STA<text:tab/>32<text:tab/></text:p>
      <text:p text:style-name="Preformatted_20_Text">LDCH<text:tab/>12</text:p>
      <text:p text:style-name="Preformatted_20_Text">STCH<text:tab/>13</text:p>
      <text:p text:style-name="Preformatted_20_Text"/>
      <text:p text:style-name="Preformatted_20_Text">INTERMEDIATE.TXT</text:p>
      <text:p text:style-name="Preformatted_20_Text">*******************</text:p>
      <text:p text:style-name="Preformatted_20_Text"><text:s/>1000<text:tab/>COPY<text:tab/>START<text:tab/>1000</text:p>
      <text:p text:style-name="Preformatted_20_Text"><text:s/>1000<text:tab/>-<text:tab/>LDA<text:tab/>FIVE</text:p>
      <text:p text:style-name="Preformatted_20_Text"><text:s/>1003<text:tab/>-<text:tab/>STA<text:tab/>NUM1</text:p>
      <text:p text:style-name="Preformatted_20_Text"><text:s/>1006<text:tab/>-<text:tab/>LDCH<text:tab/>NUM2</text:p>
      <text:p text:style-name="Preformatted_20_Text"><text:s/>1009<text:tab/>-<text:tab/>STCH<text:tab/>C1</text:p>
      <text:p text:style-name="Preformatted_20_Text"><text:s/>1012<text:tab/>NUM1<text:tab/>RESW<text:tab/>1</text:p>
      <text:p text:style-name="Preformatted_20_Text"><text:s/>1015<text:tab/>FIVE<text:tab/>WORD<text:tab/>5</text:p>
      <text:p text:style-name="Preformatted_20_Text"><text:s/>1018<text:tab/>NUM2<text:tab/>BYTE<text:tab/>C'Z'</text:p>
      <text:p text:style-name="Preformatted_20_Text"><text:s/>1019<text:tab/>C1<text:tab/>RESB<text:tab/>1</text:p>
      <text:p text:style-name="Preformatted_20_Text"><text:s/>1020<text:tab/>-<text:tab/>END<text:tab/>-</text:p>
      <text:p text:style-name="Preformatted_20_Text"/>
      <text:p text:style-name="Preformatted_20_Text">CODE.TXT</text:p>
      <text:p text:style-name="Preformatted_20_Text">*********</text:p>
      <text:p text:style-name="Preformatted_20_Text">H^1000^20^</text:p>
      <text:p text:style-name="Preformatted_20_Text">T^1000^20^151015^321012^121018^131019^^000005^000090^^</text:p>
      <text:p text:style-name="Preformatted_20_Text">E^1000^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6T08:01:57</dc:date>
    <dc:creator>NEENU SHAJI</dc:creator>
    <meta:document-statistic meta:table-count="0" meta:image-count="0" meta:object-count="0" meta:page-count="5" meta:paragraph-count="195" meta:word-count="286" meta:character-count="3728" meta:non-whitespace-character-count="2982"/>
    <meta:generator>LibreOffice/3.5$Linux_X86_64 LibreOffice_project/350m1$Build-2</meta:generator>
  </office:meta>
</office:document-meta>
</file>